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3"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implementing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text:span><text:span text:style-name="T3">ocUpCon</text:span><text:span text:style-name="T3">text and </text:span><text:span text:style-name="T3">gprsLoca</text:span><text:span text:style-name="T3">tionUpda</text:span><text:span text:style-name="T3">teContex</text:span><text:span text:style-name="T3">t </text:span><text:span text:style-name="T3">aplicaton </text:span><text:span text:style-name="T3">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2"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38"/>
          <table:table-cell table:style-name="ce32" table:number-columns-repeated="2"/>
          <table:table-cell table:style-name="ce48"/>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38"/>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2"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3"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3"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text:span><text:span text:style-name="T1">sgMO-</text:span><text:span text:style-name="T1">RelayC</text:span><text:span text:style-name="T1">ontext </text:span><text:span text:style-name="T1">(in V1: </text:span><text:span text:style-name="T1">S</text:span><text:span text:style-name="T2">hortMs</text:span><text:span text:style-name="T2">gRelay</text:span><text:span text:style-name="T2">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7" office:value-type="string">
            <text:p>noteSubscriberPresent - 48</text:p>
          </table:table-cell>
          <table:table-cell table:style-name="ce44"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3"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3"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3"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 table:number-columns-repeated="3" table:default-cell-style-name="Default"/>
        <table:table-row table:style-name="ro3" table:number-rows-repeated="4">
          <table:table-cell table:number-columns-repeated="3"/>
        </table:table-row>
        <table:table-row table:style-name="ro2">
          <table:table-cell office:value-type="string">
            <text:p>Servive</text:p>
          </table:table-cell>
          <table:table-cell office:value-type="string">
            <text:p>Name</text:p>
          </table:table-cell>
          <table:table-cell office:value-type="string">
            <text:p>Type</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2">22.07.2012</text:date>, <text:time>15:2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2T15:28:09.45</dc:date>
    <meta:editing-duration>PT131H46M05S</meta:editing-duration>
    <meta:editing-cycles>309</meta:editing-cycles>
    <meta:generator>OpenOffice.org/3.0$Win32 OpenOffice.org_project/300m9$Build-9358</meta:generator>
    <meta:document-statistic meta:table-count="3" meta:cell-count="404" meta:object-count="0"/>
    <meta:user-defined meta:name="Поле 1"/>
    <meta:user-defined meta:name="Поле 2"/>
    <meta:user-defined meta:name="Поле 3"/>
    <meta:user-defined meta:name="Поле 4"/>
  </office:meta>
</office:document-meta>
</file>